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1SoapOperationImpl.getTrans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SoapOperationImpl.setTransport( String trans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SoapOperationImpl.setStyle( Style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SoapOperationImpl.setSoapAction( String soap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SoapOperationImpl.ge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SoapOperationImpl.getSoap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